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>
      <style:graphic-properties style:protect="size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6" style:family="graphic" style:parent-style-name="standard">
      <style:graphic-properties draw:stroke="none" svg:stroke-color="#000000" draw:fill="none" draw:fill-color="#ffffff" fo:min-height="1.4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5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684cm" fo:min-width="9.234cm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2cm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1cm" fo:min-width="3.662cm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3cm" fo:min-width="3.662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4cm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1cm" fo:padding-top="0.139cm" fo:padding-bottom="0.139cm" fo:padding-left="0.264cm" fo:padding-right="0.264cm"/>
    </style:style>
    <style:style style:name="gr63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color="#000000" draw:fill="none" draw:fill-color="#ffffff" fo:min-height="0.85cm"/>
    </style:style>
    <style:style style:name="gr65" style:family="graphic" style:parent-style-name="standard">
      <style:graphic-properties draw:stroke="none" svg:stroke-color="#000000" draw:fill="none" draw:fill-color="#ffffff" fo:min-height="1.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71cm"/>
    </style:style>
    <style:style style:name="gr67" style:family="graphic" style:parent-style-name="standard">
      <style:graphic-properties draw:stroke="none" svg:stroke-color="#000000" draw:fill="none" draw:fill-color="#ffffff" fo:min-height="1.575cm"/>
    </style:style>
    <style:style style:name="gr6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418cm" fo:min-width="4.268cm" fo:padding-top="0.178cm" fo:padding-bottom="0.178cm" fo:padding-left="0.303cm" fo:padding-right="0.303cm"/>
    </style:style>
    <style:style style:name="gr6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88cm" fo:min-width="12.938cm" fo:padding-top="0.178cm" fo:padding-bottom="0.178cm" fo:padding-left="0.303cm" fo:padding-right="0.303cm"/>
    </style:style>
    <style:style style:name="gr70" style:family="graphic" style:parent-style-name="standard">
      <style:graphic-properties draw:stroke="none" draw:fill="none" fo:min-height="0.789cm"/>
    </style:style>
    <style:style style:name="gr71" style:family="graphic" style:parent-style-name="objectwithoutfill">
      <style:graphic-properties draw:stroke="solid" draw:stroke-dash="Fine_20_Dashed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solid" draw:stroke-dash="Fine_20_Dashed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4" style:family="graphic" style:parent-style-name="objectwithoutfill">
      <style:graphic-properties draw:stroke="solid" draw:stroke-dash="Ultrafine_20_2_20_Dots_20_3_20_Dashes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6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draw:stroke="solid" draw:stroke-dash="Fine_20_Dashed" svg:stroke-width="0.053cm" svg:stroke-color="#0000ff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8" style:family="graphic" style:parent-style-name="objectwithoutfill">
      <style:graphic-properties draw:marker-end="Arrow" draw:marker-end-width="0.3cm" draw:fill="none" draw:textarea-vertical-align="middle"/>
    </style:style>
    <style:style style:name="gr7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578cm" fo:min-width="9.128cm" fo:padding-top="0.178cm" fo:padding-bottom="0.178cm" fo:padding-left="0.303cm" fo:padding-right="0.303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2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3cm"/>
    </style:style>
    <style:style style:name="gr8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06cm" fo:min-width="15.41cm" fo:padding-top="0.178cm" fo:padding-bottom="0.178cm" fo:padding-left="0.303cm" fo:padding-right="0.303cm"/>
    </style:style>
    <style:style style:name="gr8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271cm" fo:min-width="5.186cm" fo:padding-top="0.178cm" fo:padding-bottom="0.178cm" fo:padding-left="0.303cm" fo:padding-right="0.303cm"/>
    </style:style>
    <style:style style:name="gr8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9.39cm" fo:min-width="12.738cm" fo:padding-top="0.178cm" fo:padding-bottom="0.178cm" fo:padding-left="0.303cm" fo:padding-right="0.303cm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13cm"/>
    </style:style>
    <style:style style:name="gr87" style:family="graphic" style:parent-style-name="objectwithoutfill">
      <style:graphic-properties draw:stroke="solid" draw:stroke-dash="_32__20_Dots_20_1_20_Dash" svg:stroke-width="0.035cm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9" style:family="graphic" style:parent-style-name="objectwithoutfill">
      <style:graphic-properties draw:stroke="solid" draw:stroke-dash="_32__20_Dots_20_1_20_Dash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9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width="0.053cm" draw:marker-start-width="0.279cm" draw:marker-end-width="0.279cm" draw:fill="none" fo:min-height="1.575cm"/>
    </style:style>
    <style:style style:name="gr9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788cm" fo:min-width="0cm"/>
    </style:style>
    <style:style style:name="gr93" style:family="graphic" style:parent-style-name="standard">
      <style:graphic-properties draw:stroke="none" draw:fill="none" fo:min-height="0.806cm"/>
    </style:style>
    <style:style style:name="gr94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9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834cm"/>
    </style:style>
    <style:style style:name="gr9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cm" fo:padding-top="0.139cm" fo:padding-bottom="0.139cm" fo:padding-left="0.264cm" fo:padding-right="0.264cm"/>
    </style:style>
    <style:style style:name="gr9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798cm" fo:min-width="15.848cm" fo:padding-top="0.178cm" fo:padding-bottom="0.178cm" fo:padding-left="0.303cm" fo:padding-right="0.303cm"/>
    </style:style>
    <style:style style:name="gr99" style:family="graphic" style:parent-style-name="standard">
      <style:graphic-properties draw:stroke="none" draw:fill="none" fo:min-height="1.575cm"/>
    </style:style>
    <style:style style:name="gr10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58cm" fo:min-width="2.272cm" fo:padding-top="0.139cm" fo:padding-bottom="0.139cm" fo:padding-left="0.264cm" fo:padding-right="0.264cm"/>
    </style:style>
    <style:style style:name="gr10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.183cm" fo:padding-top="0.139cm" fo:padding-bottom="0.139cm" fo:padding-left="0.264cm" fo:padding-right="0.264cm"/>
    </style:style>
    <style:style style:name="gr10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1.572cm" fo:padding-top="0.139cm" fo:padding-bottom="0.139cm" fo:padding-left="0.264cm" fo:padding-right="0.264cm"/>
    </style:style>
    <style:style style:name="gr103" style:family="graphic" style:parent-style-name="objectwithoutfill">
      <style:graphic-properties svg:stroke-width="0.081cm" svg:stroke-color="#00008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04" style:family="graphic" style:parent-style-name="standard">
      <style:graphic-properties draw:fill-color="#ffffff" draw:textarea-horizontal-align="justify" draw:textarea-vertical-align="middle" draw:auto-grow-height="false" fo:min-height="0.882cm" fo:min-width="1.45cm"/>
    </style:style>
    <style:style style:name="gr10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1.1cm" fo:padding-top="0.139cm" fo:padding-bottom="0.139cm" fo:padding-left="0.264cm" fo:padding-right="0.264cm"/>
    </style:style>
    <style:style style:name="gr106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7" style:family="graphic" style:parent-style-name="objectwithoutfill">
      <style:graphic-properties svg:stroke-width="0.081cm" svg:stroke-color="#000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9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10" style:family="graphic" style:parent-style-name="objectwithoutfill">
      <style:graphic-properties draw:stroke="dash" draw:stroke-dash="_32__20_Dots_20_1_20_Dash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 draw:shadow="hidden" draw:shadow-offset-x="0.2cm" draw:shadow-offset-y="0.2cm" draw:shadow-color="#808080"/>
    </style:style>
    <style:style style:name="gr11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5cm" fo:min-width="2cm" fo:padding-top="0.139cm" fo:padding-bottom="0.139cm" fo:padding-left="0.264cm" fo:padding-right="0.264cm"/>
    </style:style>
    <style:style style:name="gr11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5cm" fo:padding-top="0.139cm" fo:padding-bottom="0.139cm" fo:padding-left="0.264cm" fo:padding-right="0.264cm"/>
    </style:style>
    <style:style style:name="gr11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11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22cm" fo:min-width="2.172cm" fo:padding-top="0.139cm" fo:padding-bottom="0.139cm" fo:padding-left="0.264cm" fo:padding-right="0.264cm"/>
    </style:style>
    <style:style style:name="gr11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22cm" fo:min-width="2.172cm" fo:padding-top="0.139cm" fo:padding-bottom="0.139cm" fo:padding-left="0.264cm" fo:padding-right="0.264cm"/>
    </style:style>
    <style:style style:name="gr117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7.096cm" fo:min-width="3.546cm" fo:padding-top="0.178cm" fo:padding-bottom="0.178cm" fo:padding-left="0.303cm" fo:padding-right="0.303cm"/>
    </style:style>
    <style:style style:name="gr118" style:family="graphic" style:parent-style-name="standard">
      <style:graphic-properties draw:stroke="none" draw:fill="none" fo:min-height="0.788cm"/>
    </style:style>
    <style:style style:name="gr11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272cm" fo:padding-top="0.139cm" fo:padding-bottom="0.139cm" fo:padding-left="0.264cm" fo:padding-right="0.26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000080"/>
      <style:paragraph-properties fo:text-align="center"/>
      <style:text-properties fo:font-size="12pt"/>
    </style:style>
    <style:style style:name="P15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6" style:family="paragraph">
      <loext:graphic-properties draw:fill-color="#008000"/>
      <style:paragraph-properties fo:text-align="center"/>
      <style:text-properties fo:color="#ffffff"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P20" style:family="paragraph">
      <loext:graphic-properties draw:fill-color="#ffffff"/>
      <style:paragraph-properties fo:text-align="center"/>
      <style:text-properties fo:font-size="20pt"/>
    </style:style>
    <style:style style:name="P21" style:family="paragraph">
      <loext:graphic-properties draw:fill="none"/>
      <style:paragraph-properties fo:text-align="center"/>
      <style:text-properties fo:font-size="20pt"/>
    </style:style>
    <style:style style:name="P22" style:family="paragraph">
      <loext:graphic-properties draw:fill="none" draw:fill-color="#ffffff"/>
      <style:text-properties fo:color="#ff0000" fo:background-color="#ffffff"/>
    </style:style>
    <style:style style:name="P23" style:family="paragraph">
      <loext:graphic-properties draw:fill="none" draw:fill-color="#ffffff"/>
      <style:text-properties fo:background-color="#ffffff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text-align="center"/>
      <style:text-properties fo:font-size="20pt" fo:background-color="#ffffff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29" style:family="paragraph">
      <loext:graphic-properties draw:fill="none"/>
      <style:paragraph-properties fo:text-align="center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30" style:family="paragraph">
      <loext:graphic-properties draw:fill="none"/>
      <style:paragraph-properties fo:text-align="center"/>
      <style:text-properties fo:font-size="20pt" fo:background-color="#ffffff"/>
    </style:style>
    <style:style style:name="P31" style:family="paragraph">
      <loext:graphic-properties draw:fill="none"/>
      <style:paragraph-properties fo:text-align="center"/>
      <style:text-properties fo:font-size="20pt" fo:font-weight="bold" fo:background-color="#ffffff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P33" style:family="paragraph">
      <loext:graphic-properties draw:fill="none" draw:fill-color="#ffffff"/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P34" style:family="paragraph">
      <loext:graphic-properties draw:fill="none"/>
      <style:text-properties style:text-line-through-style="none" style:text-line-through-type="none"/>
    </style:style>
    <style:style style:name="P35" style:family="paragraph">
      <loext:graphic-properties draw:fill="none"/>
      <style:paragraph-properties fo:text-align="center"/>
      <style:text-properties fo:background-color="#ffffff"/>
    </style:style>
    <style:style style:name="P36" style:family="paragraph">
      <loext:graphic-properties draw:fill-color="#ffffff"/>
      <style:paragraph-properties fo:text-align="center"/>
      <style:text-properties fo:font-size="14pt"/>
    </style:style>
    <style:style style:name="P37" style:family="paragraph">
      <loext:graphic-properties draw:fill="solid" draw:fill-color="#ffffff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38" style:family="paragraph">
      <loext:graphic-properties draw:fill="none"/>
      <style:paragraph-properties fo:text-align="center"/>
      <style:text-properties fo:font-size="14pt" fo:background-color="#ffffff" style:font-size-asian="14pt" style:font-size-complex="14pt"/>
    </style:style>
    <style:style style:name="P39" style:family="paragraph">
      <style:paragraph-properties fo:text-align="center"/>
      <style:text-properties fo:font-size="12pt" fo:background-color="#ffffff" style:font-size-asian="12pt" style:font-size-complex="12pt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style:style style:name="T13" style:family="text">
      <style:text-properties fo:font-size="20pt"/>
    </style:style>
    <style:style style:name="T14" style:family="text">
      <style:text-properties fo:color="#ff0000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0000ff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19" style:family="text">
      <style:text-properties fo:font-size="20pt" fo:font-weight="bold" fo:background-color="#ffffff" style:font-weight-asian="bold" style:font-weight-complex="bold"/>
    </style:style>
    <style:style style:name="T20" style:family="text">
      <style:text-properties fo:font-weight="bold" fo:background-color="#ffffff" style:font-weight-asian="bold" style:font-weight-complex="bold"/>
    </style:style>
    <style:style style:name="T21" style:family="text"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T22" style:family="text">
      <style:text-properties style:text-line-through-style="none" style:text-line-through-type="none" fo:font-size="20pt" fo:letter-spacing="-0.03cm" fo:font-weight="bold" fo:background-color="#ffffff" style:font-size-asian="20pt" style:font-weight-asian="bold" style:font-size-complex="20pt" style:font-weight-complex="bold"/>
    </style:style>
    <style:style style:name="T23" style:family="text">
      <style:text-properties fo:font-size="14pt"/>
    </style:style>
    <style:style style:name="T24" style:family="text">
      <style:text-properties fo:font-size="14pt" fo:font-style="normal" style:font-size-asian="14pt" style:font-style-asian="normal" style:font-size-complex="14pt" style:font-style-complex="normal"/>
    </style:style>
    <style:style style:name="T25" style:family="text">
      <style:text-properties fo:font-size="14pt" fo:background-color="#ffffff" style:font-size-asian="14pt" style:font-size-complex="14pt"/>
    </style:style>
    <style:style style:name="T26" style:family="text">
      <style:text-properties fo:font-size="12pt" fo:background-color="#ffffff" style:font-size-asian="12pt" style:font-size-complex="12pt"/>
    </style:style>
    <style:style style:name="T27" style:family="text">
      <style:text-properties fo:font-size="20pt" fo:background-color="#ffffff" style:font-size-asian="20pt" style:font-size-complex="20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40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2" draw:text-style-name="P15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3" draw:text-style-name="P16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4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5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6" draw:text-style-name="P17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7" draw:text-style-name="P18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8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0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9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50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3" draw:text-style-name="P16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7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8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1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1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4" draw:text-style-name="P19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4" draw:text-style-name="P12" draw:layer="layout" svg:width="10.7cm" svg:height="9.9cm" svg:x="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53" draw:id="id53" draw:layer="layout" svg:width="4.19cm" svg:height="2cm" svg:x="5.881cm" svg:y="6.6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4" draw:id="id54" draw:layer="layout" svg:width="4.19cm" svg:height="1.999cm" svg:x="5.881cm" svg:y="10.0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7.976cm" svg:y1="8.699cm" svg:x2="7.976cm" svg:y2="10.008cm" draw:start-shape="id53" draw:start-glue-point="2" draw:end-shape="id54" svg:d="M7976 8699v1309" svg:viewBox="0 0 1 1310">
          <text:p/>
        </draw:connector>
        <draw:custom-shape draw:style-name="gr59" draw:text-style-name="P20" xml:id="id57" draw:id="id57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6" draw:id="id56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55" draw:id="id55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0" draw:id="id60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10.071cm" svg:y1="11.007cm" svg:x2="20.81cm" svg:y2="14.955cm" draw:start-shape="id54" draw:start-glue-point="1" draw:end-shape="id55" svg:d="M10071 11007l10739 3948" svg:viewBox="0 0 10740 3949">
          <text:p/>
        </draw:connector>
        <draw:connector draw:style-name="gr61" draw:text-style-name="P21" draw:layer="layout" draw:type="line" svg:x1="10.071cm" svg:y1="7.699cm" svg:x2="20.81cm" svg:y2="14.955cm" draw:start-shape="id53" draw:start-glue-point="1" draw:end-shape="id55" draw:end-glue-point="3" svg:d="M10071 7699l10739 7256" svg:viewBox="0 0 10740 7257">
          <text:p/>
        </draw:connector>
        <draw:connector draw:style-name="gr61" draw:text-style-name="P21" draw:layer="layout" draw:type="line" svg:x1="10.071cm" svg:y1="7.699cm" svg:x2="20.81cm" svg:y2="11.32cm" draw:start-shape="id53" draw:start-glue-point="1" draw:end-shape="id56" svg:d="M10071 7699l10739 3621" svg:viewBox="0 0 10740 3622">
          <text:p/>
        </draw:connector>
        <draw:connector draw:style-name="gr58" draw:text-style-name="P21" draw:layer="layout" draw:type="line" svg:x1="10.071cm" svg:y1="11.007cm" svg:x2="20.81cm" svg:y2="11.32cm" draw:start-shape="id54" draw:start-glue-point="1" draw:end-shape="id56" draw:end-glue-point="3" svg:d="M10071 11007l10739 313" svg:viewBox="0 0 10740 314">
          <text:p/>
        </draw:connector>
        <draw:connector draw:style-name="gr61" draw:text-style-name="P21" draw:layer="layout" draw:type="line" svg:x1="10.071cm" svg:y1="7.699cm" svg:x2="20.81cm" svg:y2="7.911cm" draw:start-shape="id53" draw:start-glue-point="1" draw:end-shape="id57" draw:end-glue-point="3" svg:d="M10071 7699l10739 212" svg:viewBox="0 0 10740 213">
          <text:p/>
        </draw:connector>
        <draw:connector draw:style-name="gr58" draw:text-style-name="P21" draw:layer="layout" draw:type="line" svg:x1="10.071cm" svg:y1="11.007cm" svg:x2="20.81cm" svg:y2="7.911cm" draw:start-shape="id54" draw:start-glue-point="1" draw:end-shape="id57" svg:d="M10071 11007l10739-3096" svg:viewBox="0 0 10740 3097">
          <text:p/>
        </draw:connector>
        <draw:custom-shape draw:style-name="gr62" draw:text-style-name="P20" xml:id="id59" draw:id="id59" draw:layer="layout" svg:width="4.189cm" svg:height="2cm" svg:x="8.37cm" svg:y="3.2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6" draw:text-style-name="P20" xml:id="id58" draw:id="id58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5.095cm" svg:y1="5.2cm" svg:x2="7.976cm" svg:y2="6.699cm" draw:start-shape="id58" draw:start-glue-point="2" draw:end-shape="id53" draw:end-glue-point="0" svg:d="M5095 5200l2881 1499" svg:viewBox="0 0 2882 1500">
          <text:p/>
        </draw:connector>
        <draw:connector draw:style-name="gr58" draw:text-style-name="P21" draw:layer="layout" draw:type="line" svg:x1="10.464cm" svg:y1="5.2cm" svg:x2="7.976cm" svg:y2="6.699cm" draw:start-shape="id59" draw:start-glue-point="2" draw:end-shape="id53" draw:end-glue-point="0" svg:d="M10464 5200l-2488 1499" svg:viewBox="0 0 2489 1500">
          <text:p/>
        </draw:connector>
        <draw:connector draw:style-name="gr63" draw:text-style-name="P21" draw:layer="layout" draw:type="line" svg:x1="13.607cm" svg:y1="17.1cm" svg:x2="20.81cm" svg:y2="14.955cm" draw:start-shape="id60" draw:start-glue-point="0" draw:end-shape="id55" svg:d="M13607 17100l7203-2145" svg:viewBox="0 0 7204 2146">
          <text:p/>
        </draw:connector>
        <draw:connector draw:style-name="gr63" draw:text-style-name="P21" draw:layer="layout" draw:type="line" svg:x1="13.607cm" svg:y1="17.1cm" svg:x2="20.81cm" svg:y2="11.32cm" draw:start-shape="id60" draw:start-glue-point="0" draw:end-shape="id56" svg:d="M13607 17100l7203-5780" svg:viewBox="0 0 7204 5781">
          <text:p/>
        </draw:connector>
        <draw:connector draw:style-name="gr63" draw:text-style-name="P21" draw:layer="layout" draw:type="line" svg:x1="13.607cm" svg:y1="17.1cm" svg:x2="20.81cm" svg:y2="7.911cm" draw:start-shape="id60" draw:start-glue-point="0" draw:end-shape="id57" svg:d="M13607 17100l7203-9189" svg:viewBox="0 0 7204 9190">
          <text:p/>
        </draw:connector>
        <draw:frame draw:style-name="gr64" draw:text-style-name="P22" draw:layer="controls" svg:width="10.281cm" svg:height="1.1cm" svg:x="10.186cm" svg:y="6.2cm">
          <draw:text-box>
            <text:p><text:span text:style-name="T14">Direct Effect (better deposition)</text:span></text:p>
          </draw:text-box>
        </draw:frame>
        <draw:frame draw:style-name="gr65" draw:text-style-name="P23" draw:layer="controls" svg:width="6.08cm" svg:height="1.8cm" svg:x="11.92cm" svg:y="11.7cm">
          <draw:text-box>
            <text:p><text:span text:style-name="T15">Indirect effect</text:span></text:p>
            <text:p><text:span text:style-name="T15">(more deposition)</text:span></text:p>
          </draw:text-box>
        </draw:frame>
        <draw:frame draw:style-name="gr66" draw:text-style-name="P24" draw:layer="controls" svg:width="5.071cm" svg:height="1.673cm" svg:x="16.045cm" svg:y="16.4cm">
          <draw:text-box>
            <text:p><text:span text:style-name="T16">Plant resource</text:span></text:p>
            <text:p><text:span text:style-name="T16">effect</text:span></text:p>
          </draw:text-box>
        </draw:frame>
        <draw:frame draw:style-name="gr67" draw:text-style-name="P25" draw:layer="layout" svg:width="5.3cm" svg:height="1.825cm" svg:x="7cm" svg:y="17.3cm">
          <draw:text-box>
            <text:p><text:span text:style-name="T17">Plant Level</text:span></text:p>
          </draw:text-box>
        </draw:frame>
        <draw:custom-shape draw:style-name="gr68" draw:text-style-name="P12" draw:layer="layout" svg:width="5.4cm" svg:height="6.3cm" svg:x="20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5cm" svg:y="5.261cm">
          <draw:text-box>
            <text:p><text:span text:style-name="T17">Pod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style-name="gr68" draw:text-style-name="P12" draw:layer="layout" svg:width="5.4cm" svg:height="6.3cm" svg:x="20.101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61" draw:id="id61" draw:layer="layout" svg:width="4.19cm" svg:height="2cm" svg:x="5.854cm" svg:y="6.692cm">
          <text:p text:style-name="P3"><text:span text:style-name="T13">Honey bee</text:span></text:p>
          <text:p text:style-name="P3"><text:span text:style-name="T13">Vis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0" xml:id="id62" draw:id="id62" draw:layer="layout" svg:width="4.19cm" svg:height="1.999cm" svg:x="5.9cm" svg:y="10.0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27" draw:layer="layout" draw:type="line" svg:x1="7.949cm" svg:y1="8.692cm" svg:x2="7.995cm" svg:y2="10.001cm" draw:start-shape="id61" draw:start-glue-point="2" draw:end-shape="id62" draw:end-glue-point="0" svg:d="M7949 8692l46 1309" svg:viewBox="0 0 47 1310">
          <text:p/>
        </draw:connector>
        <draw:custom-shape draw:style-name="gr59" draw:text-style-name="P20" xml:id="id65" draw:id="id65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64" draw:id="id64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63" draw:id="id63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8" draw:id="id68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1" draw:text-style-name="P28" draw:layer="layout" draw:type="line" svg:x1="10.09cm" svg:y1="11cm" svg:x2="20.81cm" svg:y2="14.955cm" draw:start-shape="id62" draw:start-glue-point="1" draw:end-shape="id63" svg:d="M10090 11000l10720 3955" svg:viewBox="0 0 10721 3956">
          <text:p/>
        </draw:connector>
        <draw:connector draw:style-name="gr72" draw:text-style-name="P28" draw:layer="layout" draw:type="line" svg:x1="10.044cm" svg:y1="7.692cm" svg:x2="20.81cm" svg:y2="14.955cm" draw:start-shape="id61" draw:start-glue-point="1" draw:end-shape="id63" draw:end-glue-point="3" svg:d="M10044 7692l10766 7263" svg:viewBox="0 0 10767 7264">
          <text:p/>
        </draw:connector>
        <draw:connector draw:style-name="gr73" draw:text-style-name="P29" draw:layer="layout" draw:type="line" svg:x1="10.044cm" svg:y1="7.692cm" svg:x2="20.81cm" svg:y2="11.32cm" draw:start-shape="id61" draw:start-glue-point="1" draw:end-shape="id64" svg:d="M10044 7692l10766 3628" svg:viewBox="0 0 10767 3629">
          <text:p text:style-name="P3"><text:span text:style-name="T18">-0.5</text:span></text:p>
        </draw:connector>
        <draw:connector draw:style-name="gr71" draw:text-style-name="P27" draw:layer="layout" draw:type="line" svg:x1="10.09cm" svg:y1="11cm" svg:x2="20.81cm" svg:y2="11.32cm" draw:start-shape="id62" draw:start-glue-point="1" draw:end-shape="id64" draw:end-glue-point="3" svg:d="M10090 11000l10720 320" svg:viewBox="0 0 10721 321">
          <text:p/>
        </draw:connector>
        <draw:connector draw:style-name="gr74" draw:text-style-name="P28" draw:layer="layout" draw:type="line" svg:x1="10.044cm" svg:y1="7.692cm" svg:x2="20.81cm" svg:y2="7.911cm" draw:start-shape="id61" draw:start-glue-point="1" draw:end-shape="id65" draw:end-glue-point="3" svg:d="M10044 7692l10766 219" svg:viewBox="0 0 10767 220">
          <text:p/>
        </draw:connector>
        <draw:connector draw:style-name="gr71" draw:text-style-name="P27" draw:layer="layout" draw:type="line" svg:x1="10.09cm" svg:y1="11cm" svg:x2="20.81cm" svg:y2="7.911cm" draw:start-shape="id62" draw:start-glue-point="1" draw:end-shape="id65" svg:d="M10090 11000l10720-3089" svg:viewBox="0 0 10721 3090">
          <text:p/>
        </draw:connector>
        <draw:custom-shape draw:style-name="gr62" draw:text-style-name="P20" xml:id="id67" draw:id="id67" draw:layer="layout" svg:width="4.189cm" svg:height="2cm" svg:x="8.37cm" svg:y="3.2cm">
          <text:p text:style-name="P3"><text:span text:style-name="T13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0" xml:id="id66" draw:id="id66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30" draw:layer="layout" draw:type="line" svg:x1="5.095cm" svg:y1="5.2cm" svg:x2="7.949cm" svg:y2="6.692cm" draw:start-shape="id66" draw:start-glue-point="2" draw:end-shape="id61" draw:end-glue-point="0" svg:d="M5095 5200l2854 1492" svg:viewBox="0 0 2855 1493">
          <text:p/>
        </draw:connector>
        <draw:connector draw:style-name="gr75" draw:text-style-name="P31" draw:layer="layout" draw:type="line" svg:x1="10.464cm" svg:y1="5.2cm" svg:x2="7.949cm" svg:y2="6.692cm" draw:start-shape="id67" draw:start-glue-point="2" draw:end-shape="id61" draw:end-glue-point="0" svg:d="M10464 5200l-2515 1492" svg:viewBox="0 0 2516 1493">
          <text:p text:style-name="P3"><text:span text:style-name="T19">-1.1</text:span></text:p>
        </draw:connector>
        <draw:connector draw:style-name="gr76" draw:text-style-name="P31" draw:layer="layout" draw:type="line" svg:x1="13.607cm" svg:y1="17.1cm" svg:x2="20.81cm" svg:y2="14.955cm" draw:start-shape="id68" draw:start-glue-point="0" draw:end-shape="id63" svg:d="M13607 17100l7203-2145" svg:viewBox="0 0 7204 2146">
          <text:p text:style-name="P3"><text:span text:style-name="T19">3.7</text:span></text:p>
        </draw:connector>
        <draw:connector draw:style-name="gr77" draw:text-style-name="P28" draw:layer="layout" draw:type="line" svg:x1="13.607cm" svg:y1="17.1cm" svg:x2="20.81cm" svg:y2="11.32cm" draw:start-shape="id68" draw:start-glue-point="0" draw:end-shape="id64" svg:d="M13607 17100l7203-5780" svg:viewBox="0 0 7204 5781">
          <text:p/>
        </draw:connector>
        <draw:connector draw:style-name="gr76" draw:text-style-name="P31" draw:layer="layout" draw:type="line" svg:x1="13.607cm" svg:y1="17.1cm" svg:x2="20.81cm" svg:y2="7.911cm" draw:start-shape="id68" draw:start-glue-point="0" draw:end-shape="id65" svg:d="M13607 17100l7203-9189" svg:viewBox="0 0 7204 9190">
          <text:p text:style-name="P3"><text:span text:style-name="T19">1.0</text:span></text:p>
        </draw:connector>
        <draw:connector draw:style-name="gr78" draw:text-style-name="P32" draw:layer="layout" svg:x1="22.905cm" svg:y1="8.912cm" svg:x2="22.905cm" svg:y2="10.321cm" draw:start-shape="id65" draw:start-glue-point="2" draw:end-shape="id64" draw:end-glue-point="0" svg:d="M22905 8912v1409" svg:viewBox="0 0 1 1410">
          <text:p text:style-name="P3"><text:span text:style-name="T20">1.4</text:span></text:p>
        </draw:connector>
        <draw:frame draw:style-name="gr70" draw:text-style-name="P26" draw:layer="layout" svg:width="4.232cm" svg:height="1.039cm" svg:x="20.5cm" svg:y="5.262cm">
          <draw:text-box>
            <text:p><text:span text:style-name="T17">Pod Level</text:span></text:p>
          </draw:text-box>
        </draw:frame>
        <draw:frame draw:style-name="gr67" draw:text-style-name="P25" draw:layer="layout" svg:width="5.3cm" svg:height="1.825cm" svg:x="7cm" svg:y="17.301cm">
          <draw:text-box>
            <text:p><text:span text:style-name="T17">Plant Level</text:span></text:p>
          </draw:text-box>
        </draw:frame>
        <draw:custom-shape draw:style-name="gr79" draw:text-style-name="P12" draw:layer="layout" svg:width="10.7cm" svg:height="9.9cm" svg:x="2.5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01cm">
          <draw:text-box>
            <text:p><text:span text:style-name="T17">Plot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0" draw:text-style-name="P20" xml:id="id72" draw:id="id72" draw:layer="layout" svg:width="4.822cm" svg:height="2.048cm" svg:x="20.178cm" svg:y="6.619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1" draw:id="id71" draw:layer="layout" svg:width="4.822cm" svg:height="2.048cm" svg:x="20.178cm" svg:y="10.1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0" draw:id="id70" draw:layer="layout" svg:width="4.822cm" svg:height="2.048cm" svg:x="20.178cm" svg:y="13.832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1" draw:text-style-name="P20" xml:id="id73" draw:id="id73" draw:layer="layout" svg:width="4.823cm" svg:height="2.048cm" svg:x="9.479cm" svg:y="17.052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1" draw:text-style-name="P21" draw:layer="layout" draw:type="line" svg:x1="15.714cm" svg:y1="9.925cm" svg:x2="20.178cm" svg:y2="14.856cm" draw:start-shape="id69" draw:start-glue-point="1" draw:end-shape="id70" svg:d="M15714 9925l4464 4931" svg:viewBox="0 0 4465 4932">
          <text:p/>
        </draw:connector>
        <draw:connector draw:style-name="gr1" draw:text-style-name="P21" draw:layer="layout" draw:type="line" svg:x1="15.714cm" svg:y1="9.925cm" svg:x2="20.178cm" svg:y2="11.134cm" draw:start-shape="id69" draw:start-glue-point="1" draw:end-shape="id71" draw:end-glue-point="3" svg:d="M15714 9925l4464 1209" svg:viewBox="0 0 4465 1210">
          <text:p/>
        </draw:connector>
        <draw:connector draw:style-name="gr1" draw:text-style-name="P21" draw:layer="layout" draw:type="line" svg:x1="15.714cm" svg:y1="9.925cm" svg:x2="20.178cm" svg:y2="7.643cm" draw:start-shape="id69" draw:start-glue-point="1" draw:end-shape="id72" svg:d="M15714 9925l4464-2282" svg:viewBox="0 0 4465 2283">
          <text:p/>
        </draw:connector>
        <draw:connector draw:style-name="gr4" draw:text-style-name="P21" draw:layer="layout" draw:type="line" svg:x1="11.89cm" svg:y1="17.052cm" svg:x2="20.178cm" svg:y2="14.856cm" draw:start-shape="id73" draw:start-glue-point="0" draw:end-shape="id70" svg:d="M11890 17052l8288-2196" svg:viewBox="0 0 8289 2197">
          <text:p/>
        </draw:connector>
        <draw:connector draw:style-name="gr4" draw:text-style-name="P21" draw:layer="layout" draw:type="line" svg:x1="11.89cm" svg:y1="17.052cm" svg:x2="20.178cm" svg:y2="11.134cm" draw:start-shape="id73" draw:start-glue-point="0" draw:end-shape="id71" svg:d="M11890 17052l8288-5918" svg:viewBox="0 0 8289 5919">
          <text:p/>
        </draw:connector>
        <draw:connector draw:style-name="gr4" draw:text-style-name="P21" draw:layer="layout" draw:type="line" svg:x1="11.89cm" svg:y1="17.052cm" svg:x2="20.178cm" svg:y2="7.643cm" draw:start-shape="id73" draw:start-glue-point="0" draw:end-shape="id72" svg:d="M11890 17052l8288-9409" svg:viewBox="0 0 8289 9410">
          <text:p/>
        </draw:connector>
        <draw:custom-shape draw:style-name="gr82" draw:text-style-name="P12" draw:layer="layout" svg:width="16.6cm" svg:height="6cm" svg:x="8.9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20.368cm" svg:y="5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1cm">
          <draw:text-box>
            <text:p><text:span text:style-name="T17">Plant Level</text:span></text:p>
          </draw:text-box>
        </draw:frame>
        <draw:connector draw:style-name="gr84" draw:text-style-name="P12" draw:layer="layout" draw:type="line" svg:x1="7.214cm" svg:y1="3.177cm" svg:x2="10.901cm" svg:y2="6.777cm" draw:start-shape="id74" draw:start-glue-point="1" draw:end-shape="id75" draw:end-glue-point="3" svg:d="M7214 3177l3687 3600" svg:viewBox="0 0 3688 3601">
          <text:p/>
        </draw:connector>
        <draw:custom-shape draw:style-name="gr85" draw:text-style-name="P12" draw:layer="layout" svg:width="14.398cm" svg:height="10.8cm" svg:x="1.903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0" xml:id="id75" draw:id="id75" draw:layer="layout" svg:width="4.813cm" svg:height="2.048cm" svg:x="10.901cm" svg:y="5.753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69" draw:id="id69" draw:layer="layout" svg:width="4.813cm" svg:height="2.048cm" svg:x="10.901cm" svg:y="8.9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7" draw:text-style-name="P28" draw:layer="layout" draw:type="line" svg:x1="13.307cm" svg:y1="7.801cm" svg:x2="13.307cm" svg:y2="8.901cm" draw:start-shape="id75" draw:start-glue-point="2" draw:end-shape="id69" svg:d="M13307 7801v1100" svg:viewBox="0 0 1 1101">
          <text:p/>
        </draw:connector>
        <draw:custom-shape draw:style-name="gr86" draw:text-style-name="P20" xml:id="id76" draw:id="id76" draw:layer="layout" svg:width="4.813cm" svg:height="2.048cm" svg:x="10.901cm" svg:y="2.147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13.307cm" svg:y1="4.195cm" svg:x2="13.307cm" svg:y2="5.753cm" draw:start-shape="id76" draw:start-glue-point="2" draw:end-shape="id75" draw:end-glue-point="0" svg:d="M13307 4195v1558" svg:viewBox="0 0 1 1559">
          <text:p/>
        </draw:connector>
        <draw:custom-shape draw:style-name="gr86" draw:text-style-name="P20" xml:id="id77" draw:id="id77" draw:layer="layout" svg:width="4.813cm" svg:height="2.048cm" svg:x="2.401cm" svg:y="5.801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7.849cm" svg:x2="10.901cm" svg:y2="9.925cm" draw:start-shape="id77" draw:start-glue-point="2" draw:end-shape="id69" draw:end-glue-point="3" svg:d="M4807 7849l6094 2076" svg:viewBox="0 0 6095 2077">
          <text:p/>
        </draw:connector>
        <draw:custom-shape draw:style-name="gr86" draw:text-style-name="P20" xml:id="id74" draw:id="id74" draw:layer="layout" svg:width="4.813cm" svg:height="2.048cm" svg:x="2.401cm" svg:y="2.153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4.201cm" svg:x2="4.807cm" svg:y2="5.801cm" draw:start-shape="id74" draw:start-glue-point="2" draw:end-shape="id77" draw:end-glue-point="0" svg:d="M4807 4201v1600" svg:viewBox="0 0 1 1601">
          <text:p/>
        </draw:connector>
        <draw:connector draw:style-name="gr84" draw:text-style-name="P29" draw:layer="layout" draw:type="line" svg:x1="10.901cm" svg:y1="3.171cm" svg:x2="7.214cm" svg:y2="6.825cm" draw:start-shape="id76" draw:start-glue-point="3" draw:end-shape="id77" draw:end-glue-point="1" svg:d="M10901 3171l-3687 3654" svg:viewBox="0 0 3688 3655">
          <text:p/>
        </draw:connector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76" draw:text-style-name="P31" draw:layer="layout" draw:type="line" svg:x1="11.915cm" svg:y1="17.099cm" svg:x2="20.187cm" svg:y2="11.181cm" draw:start-shape="id78" draw:start-glue-point="0" draw:end-shape="id79" svg:d="M11915 17099l8272-5918" svg:viewBox="0 0 8273 5919">
          <text:p text:style-name="P3"><text:span text:style-name="T19">0.7</text:span></text:p>
        </draw:connector>
        <draw:connector draw:style-name="gr88" draw:text-style-name="P12" draw:layer="layout" draw:type="line" svg:x1="7.213cm" svg:y1="3.176cm" svg:x2="10.9cm" svg:y2="6.776cm" draw:start-shape="id80" draw:start-glue-point="1" draw:end-shape="id81" draw:end-glue-point="3" svg:d="M7213 3176l3687 3600" svg:viewBox="0 0 3688 3601">
          <text:p/>
        </draw:connector>
        <draw:custom-shape draw:style-name="gr85" draw:text-style-name="P12" draw:layer="layout" svg:width="14.398cm" svg:height="10.8cm" svg:x="1.90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16.6cm" svg:height="6cm" svg:x="8.901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6" draw:text-style-name="P20" xml:id="id81" draw:id="id81" draw:layer="layout" svg:width="4.813cm" svg:height="2.048cm" svg:x="10.9cm" svg:y="5.752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2" draw:id="id82" draw:layer="layout" svg:width="4.813cm" svg:height="2.048cm" svg:x="10.9cm" svg:y="8.9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9" draw:text-style-name="P28" draw:layer="layout" draw:type="line" svg:x1="13.306cm" svg:y1="7.8cm" svg:x2="13.306cm" svg:y2="8.9cm" draw:start-shape="id81" draw:start-glue-point="2" draw:end-shape="id82" svg:d="M13306 7800v1100" svg:viewBox="0 0 1 1101">
          <text:p/>
        </draw:connector>
        <draw:custom-shape draw:style-name="gr86" draw:text-style-name="P20" xml:id="id84" draw:id="id84" draw:layer="layout" svg:width="4.813cm" svg:height="2.048cm" svg:x="20.187cm" svg:y="6.666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9" draw:id="id79" draw:layer="layout" svg:width="4.813cm" svg:height="2.048cm" svg:x="20.187cm" svg:y="10.157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3" draw:id="id83" draw:layer="layout" svg:width="4.813cm" svg:height="2.048cm" svg:x="20.187cm" svg:y="13.879cm">
          <text:p text:style-name="P3"><text:span text:style-name="T13">Number of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8" draw:id="id78" draw:layer="layout" svg:width="4.813cm" svg:height="2.048cm" svg:x="9.509cm" svg:y="17.099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15.713cm" svg:y1="9.924cm" svg:x2="20.187cm" svg:y2="14.903cm" draw:start-shape="id82" draw:start-glue-point="1" draw:end-shape="id83" svg:d="M15713 9924l4474 4979" svg:viewBox="0 0 4475 4980">
          <text:p text:style-name="P3"><text:span text:style-name="T19">0.6</text:span></text:p>
        </draw:connector>
        <draw:connector draw:style-name="gr89" draw:text-style-name="P28" draw:layer="layout" draw:type="line" svg:x1="15.713cm" svg:y1="9.924cm" svg:x2="20.187cm" svg:y2="11.181cm" draw:start-shape="id82" draw:start-glue-point="1" draw:end-shape="id79" draw:end-glue-point="3" svg:d="M15713 9924l4474 1257" svg:viewBox="0 0 4475 1258">
          <text:p/>
        </draw:connector>
        <draw:connector draw:style-name="gr75" draw:text-style-name="P31" draw:layer="layout" draw:type="line" svg:x1="15.713cm" svg:y1="9.924cm" svg:x2="20.187cm" svg:y2="7.69cm" draw:start-shape="id82" draw:start-glue-point="1" draw:end-shape="id84" svg:d="M15713 9924l4474-2234" svg:viewBox="0 0 4475 2235">
          <text:p text:style-name="P3"><text:span text:style-name="T19">1.1</text:span></text:p>
        </draw:connector>
        <draw:custom-shape draw:style-name="gr86" draw:text-style-name="P20" xml:id="id85" draw:id="id85" draw:layer="layout" svg:width="4.813cm" svg:height="2.048cm" svg:x="10.9cm" svg:y="2.146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13.306cm" svg:y1="4.194cm" svg:x2="13.306cm" svg:y2="5.752cm" draw:start-shape="id85" draw:start-glue-point="2" draw:end-shape="id81" draw:end-glue-point="0" svg:d="M13306 4194v1558" svg:viewBox="0 0 1 1559">
          <text:p text:style-name="P3"><text:span text:style-name="T19">-0.5</text:span></text:p>
        </draw:connector>
        <draw:custom-shape draw:style-name="gr86" draw:text-style-name="P20" xml:id="id86" draw:id="id86" draw:layer="layout" svg:width="4.813cm" svg:height="2.048cm" svg:x="2.4cm" svg:y="5.8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4.806cm" svg:y1="7.848cm" svg:x2="10.9cm" svg:y2="9.924cm" draw:start-shape="id86" draw:start-glue-point="2" draw:end-shape="id82" draw:end-glue-point="3" svg:d="M4806 7848l6094 2076" svg:viewBox="0 0 6095 2077">
          <text:p text:style-name="P3"><text:span text:style-name="T19">0.7</text:span></text:p>
        </draw:connector>
        <draw:custom-shape draw:style-name="gr86" draw:text-style-name="P20" xml:id="id80" draw:id="id80" draw:layer="layout" svg:width="4.813cm" svg:height="2.048cm" svg:x="2.4cm" svg:y="2.152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4.806cm" svg:y1="4.2cm" svg:x2="4.806cm" svg:y2="5.8cm" draw:start-shape="id80" draw:start-glue-point="2" draw:end-shape="id86" draw:end-glue-point="0" svg:d="M4806 4200v1600" svg:viewBox="0 0 1 1601">
          <text:p text:style-name="P3"><text:span text:style-name="T19">-3.3</text:span></text:p>
        </draw:connector>
        <draw:connector draw:style-name="gr76" draw:text-style-name="P31" draw:layer="layout" draw:type="line" svg:x1="11.915cm" svg:y1="17.099cm" svg:x2="20.187cm" svg:y2="14.903cm" draw:start-shape="id78" draw:start-glue-point="0" draw:end-shape="id83" svg:d="M11915 17099l8272-2196" svg:viewBox="0 0 8273 2197">
          <text:p text:style-name="P3"><text:span text:style-name="T19">6.7</text:span></text:p>
        </draw:connector>
        <draw:connector draw:style-name="gr76" draw:text-style-name="P31" draw:layer="layout" draw:type="line" svg:x1="11.915cm" svg:y1="17.099cm" svg:x2="20.187cm" svg:y2="7.69cm" draw:start-shape="id78" draw:start-glue-point="0" draw:end-shape="id84" svg:d="M11915 17099l8272-9409" svg:viewBox="0 0 8273 9410">
          <text:p text:style-name="P3"><text:span text:style-name="T19">1.2</text:span></text:p>
        </draw:connector>
        <draw:connector draw:style-name="gr75" draw:text-style-name="P32" draw:layer="layout" svg:x1="22.593cm" svg:y1="8.714cm" svg:x2="22.593cm" svg:y2="10.157cm" draw:start-shape="id84" draw:start-glue-point="2" draw:end-shape="id79" draw:end-glue-point="0" svg:d="M22593 8714v1443" svg:viewBox="0 0 1 1444">
          <text:p text:style-name="P3"><text:span text:style-name="T20">-2.2</text:span></text:p>
        </draw:connector>
        <draw:frame draw:style-name="gr91" draw:text-style-name="P26" draw:layer="layout" svg:width="3.132cm" svg:height="1.825cm" svg:x="16.468cm" svg:y="1.9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368cm" svg:y="5.001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2cm">
          <draw:text-box>
            <text:p><text:span text:style-name="T17">Plant Level</text:span></text:p>
          </draw:text-box>
        </draw:frame>
        <draw:connector draw:style-name="gr88" draw:text-style-name="P29" draw:layer="layout" draw:type="line" svg:x1="10.9cm" svg:y1="3.17cm" svg:x2="7.213cm" svg:y2="6.824cm" draw:start-shape="id85" draw:start-glue-point="3" draw:end-shape="id86" draw:end-glue-point="1" svg:d="M10900 3170l-3687 3654" svg:viewBox="0 0 3688 3655">
          <text:p/>
        </draw:connector>
        <draw:frame draw:style-name="gr92" draw:text-style-name="P33" draw:layer="layout" svg:width="1.9cm" svg:height="1.038cm" svg:x="9.5cm" svg:y="3.262cm">
          <draw:text-box>
            <text:p><text:span text:style-name="T21">1.2</text:span></text:p>
          </draw:text-box>
        </draw:frame>
        <draw:frame draw:style-name="gr93" draw:text-style-name="P34" draw:layer="layout" svg:width="2.029cm" svg:height="1.056cm" svg:x="7.2cm" svg:y="3.244cm">
          <draw:text-box>
            <text:p><text:span text:style-name="T22">-1.2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connector draw:style-name="gr75" draw:text-style-name="P35" draw:layer="layout" draw:type="line" svg:x1="24.272cm" svg:y1="13.882cm" svg:x2="11.417cm" svg:y2="7.966cm" draw:start-shape="id87" draw:start-glue-point="3" draw:end-shape="id88" draw:end-glue-point="9" svg:d="M24272 13882l-12855-5916" svg:viewBox="0 0 12856 5917">
          <text:p text:style-name="P3"><text:span text:style-name="T15">-2.4</text:span></text:p>
        </draw:connector>
        <draw:connector draw:style-name="gr94" draw:text-style-name="P35" draw:layer="layout" draw:type="line" svg:x1="21.059cm" svg:y1="18.995cm" svg:x2="18.164cm" svg:y2="7.5cm" draw:start-shape="id89" draw:start-glue-point="0" draw:end-shape="id90" draw:end-glue-point="2" svg:d="M21059 18995l-2895-11495" svg:viewBox="0 0 2896 11496">
          <text:p text:style-name="P3"><text:span text:style-name="T15">4.6</text:span></text:p>
        </draw:connector>
        <draw:custom-shape draw:style-name="gr95" draw:text-style-name="P36" xml:id="id91" draw:id="id91" draw:layer="layout" svg:width="2.528cm" svg:height="1.164cm" svg:x="2.797cm" svg:y="16.194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75" draw:text-style-name="P35" draw:layer="layout" draw:type="line" svg:x1="5.325cm" svg:y1="16.776cm" svg:x2="9.083cm" svg:y2="7.966cm" draw:start-shape="id91" draw:start-glue-point="1" draw:end-shape="id88" draw:end-glue-point="7" svg:d="M5325 16776l3758-8810" svg:viewBox="0 0 3759 8811">
          <text:p text:style-name="P3"><text:span text:style-name="T15">-3.8</text:span></text:p>
        </draw:connector>
        <draw:custom-shape draw:style-name="gr95" draw:text-style-name="P36" xml:id="id92" draw:id="id92" draw:layer="layout" svg:width="2.528cm" svg:height="1.164cm" svg:x="4.396cm" svg:y="7.061cm">
          <text:p text:style-name="P3"><text:span text:style-name="T23">Hive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75" draw:text-style-name="P35" draw:layer="layout" draw:type="line" svg:x1="6.924cm" svg:y1="7.643cm" svg:x2="8.6cm" svg:y2="7.4cm" draw:start-shape="id92" draw:start-glue-point="1" draw:end-shape="id88" draw:end-glue-point="6" svg:d="M6924 7643l1676-243" svg:viewBox="0 0 1677 244">
          <text:p text:style-name="P3"><text:span text:style-name="T15">5.4</text:span></text:p>
        </draw:connector>
        <draw:custom-shape draw:style-name="gr96" draw:text-style-name="P37" xml:id="id88" draw:id="id88" draw:layer="layout" svg:width="3.3cm" svg:height="1.6cm" svg:x="8.6cm" svg:y="6.6cm">
          <text:p text:style-name="P3"><text:span text:style-name="T24">Honey bee</text:span></text:p>
          <text:p text:style-name="P3"><text:span text:style-name="T24">Visit r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7" xml:id="id106" draw:id="id106" draw:layer="layout" svg:width="3.3cm" svg:height="1.6cm" svg:x="1.5cm" svg:y="3.6cm">
          <text:p text:style-name="P3"><text:span text:style-name="T24">Pollination</text:span></text:p>
          <text:p text:style-name="P3"><text:span text:style-name="T24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6" xml:id="id95" draw:id="id95" draw:layer="layout" svg:width="2.528cm" svg:height="1.2cm" svg:x="11.413cm" svg:y="14.011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98" draw:text-style-name="P12" draw:layer="layout" svg:width="18.2cm" svg:height="17.9cm" svg:x="-19.2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-5.832cm" svg:y="16.3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-5cm" svg:y="11.2cm">
          <draw:text-box>
            <text:p><text:span text:style-name="T17">Plant Level</text:span></text:p>
          </draw:text-box>
        </draw:frame>
        <draw:frame draw:style-name="gr99" draw:text-style-name="P26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100" draw:text-style-name="P36" xml:id="id93" draw:id="id93" draw:layer="layout" svg:width="2.8cm" svg:height="1.736cm" svg:x="1.1cm" svg:y="18.664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95" draw:text-style-name="P36" xml:id="id87" draw:id="id87" draw:layer="layout" svg:width="2.528cm" svg:height="1.164cm" svg:x="24.272cm" svg:y="13.3cm">
          <text:p text:style-name="P3"><text:span text:style-name="T23">Irrigation</text:span></text:p>
          <draw:enhanced-geometry svg:viewBox="0 0 21600 21600" draw:type="rectangle" draw:enhanced-path="M 0 0 L 21600 0 21600 21600 0 21600 0 0 Z N"/>
        </draw:custom-shape>
        <draw:custom-shape draw:style-name="gr95" draw:text-style-name="P36" xml:id="id94" draw:id="id94" draw:layer="layout" svg:width="2.528cm" svg:height="1.164cm" svg:x="10.672cm" svg:y="19.2cm">
          <text:p text:style-name="P3"><text:span text:style-name="T23">Grand </text:span></text:p>
          <text:p text:style-name="P3"><text:span text:style-name="T23">Prairie</text:span></text:p>
          <draw:enhanced-geometry svg:viewBox="0 0 21600 21600" draw:type="rectangle" draw:enhanced-path="M 0 0 L 21600 0 21600 21600 0 21600 0 0 Z N"/>
        </draw:custom-shape>
        <draw:custom-shape draw:style-name="gr95" draw:text-style-name="P36" xml:id="id89" draw:id="id89" draw:layer="layout" svg:width="2.528cm" svg:height="1.164cm" svg:x="19.795cm" svg:y="18.995cm">
          <text:p text:style-name="P3"><text:span text:style-name="T23">Year</text:span></text:p>
          <text:p text:style-name="P3"><text:span text:style-name="T23">2015</text:span></text:p>
          <draw:enhanced-geometry svg:viewBox="0 0 21600 21600" draw:type="rectangle" draw:enhanced-path="M 0 0 L 21600 0 21600 21600 0 21600 0 0 Z N"/>
        </draw:custom-shape>
        <draw:connector draw:style-name="gr75" draw:text-style-name="P35" draw:layer="layout" draw:type="line" svg:x1="4.061cm" svg:y1="17.358cm" svg:x2="2.5cm" svg:y2="18.664cm" draw:start-shape="id91" draw:start-glue-point="2" draw:end-shape="id93" draw:end-glue-point="0" svg:d="M4061 17358l-1561 1306" svg:viewBox="0 0 1562 1307">
          <text:p text:style-name="P3"><text:span text:style-name="T15">7.0</text:span></text:p>
        </draw:connector>
        <draw:connector draw:style-name="gr75" draw:text-style-name="P35" draw:layer="layout" draw:type="line" svg:x1="11.936cm" svg:y1="19.2cm" svg:x2="12.677cm" svg:y2="15.211cm" draw:start-shape="id94" draw:start-glue-point="0" draw:end-shape="id95" draw:end-glue-point="2" svg:d="M11936 19200l741-3989" svg:viewBox="0 0 742 3990">
          <text:p text:style-name="P3"><text:span text:style-name="T15">-2.3</text:span></text:p>
        </draw:connector>
        <draw:custom-shape draw:style-name="gr101" draw:text-style-name="P36" xml:id="id100" draw:id="id100" draw:layer="layout" svg:width="2.711cm" svg:height="1.2cm" svg:x="23.389cm" svg:y="4.6cm">
          <text:p text:style-name="P3"><text:span text:style-name="T23">Weight</text:span></text:p>
          <text:p text:style-name="P3"><text:span text:style-name="T23">Per seed</text:span></text:p>
          <draw:enhanced-geometry svg:viewBox="0 0 21600 21600" draw:type="rectangle" draw:enhanced-path="M 0 0 L 21600 0 21600 21600 0 21600 0 0 Z N"/>
        </draw:custom-shape>
        <draw:custom-shape draw:style-name="gr97" draw:text-style-name="P36" xml:id="id90" draw:id="id90" draw:layer="layout" svg:width="2.528cm" svg:height="1.2cm" svg:x="16.9cm" svg:y="6.3cm">
          <text:p text:style-name="P3"><text:span text:style-name="T23">Seeds per</text:span></text:p>
          <text:p text:style-name="P3"><text:span text:style-name="T23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6" xml:id="id98" draw:id="id98" draw:layer="layout" svg:width="2.528cm" svg:height="1.2cm" svg:x="13.1cm" svg:y="3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ustom-shape draw:style-name="gr102" draw:text-style-name="P36" xml:id="id97" draw:id="id97" draw:layer="layout" svg:width="2.1cm" svg:height="1.2cm" svg:x="22.1cm" svg:y="9.7cm">
          <text:p text:style-name="P3"><text:span text:style-name="T23">Flowers</text:span></text:p>
          <text:p text:style-name="P3"><text:span text:style-name="T23">per 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5" draw:text-style-name="P35" draw:layer="layout" draw:type="line" svg:x1="17.428cm" svg:y1="12.718cm" svg:x2="22.1cm" svg:y2="10.3cm" draw:start-shape="id96" draw:start-glue-point="1" draw:end-shape="id97" draw:end-glue-point="3" svg:d="M17428 12718l4672-2418" svg:viewBox="0 0 4673 2419">
          <text:p text:style-name="P3"><text:span text:style-name="T15">77.1</text:span></text:p>
        </draw:connector>
        <draw:connector draw:style-name="gr103" draw:text-style-name="P12" draw:layer="layout" draw:type="line" svg:x1="15.628cm" svg:y1="3.6cm" svg:x2="20.454cm" svg:y2="4.24cm" draw:start-shape="id98" draw:start-glue-point="1" draw:end-shape="id99" draw:end-glue-point="2" svg:d="M15628 3600l4826 640" svg:viewBox="0 0 4827 641">
          <text:p/>
        </draw:connector>
        <draw:connector draw:style-name="gr103" draw:text-style-name="P12" draw:layer="layout" draw:type="line" svg:x1="18.164cm" svg:y1="6.3cm" svg:x2="20.454cm" svg:y2="4.24cm" draw:start-shape="id90" draw:start-glue-point="0" draw:end-shape="id99" draw:end-glue-point="2" svg:d="M18164 6300l2290-2060" svg:viewBox="0 0 2291 2061">
          <text:p/>
        </draw:connector>
        <draw:connector draw:style-name="gr103" draw:text-style-name="P12" draw:layer="layout" draw:type="line" svg:x1="23.389cm" svg:y1="5.2cm" svg:x2="20.454cm" svg:y2="4.24cm" draw:start-shape="id100" draw:start-glue-point="3" draw:end-shape="id99" draw:end-glue-point="2" svg:d="M23389 5200l-2935-960" svg:viewBox="0 0 2936 961">
          <text:p/>
        </draw:connector>
        <draw:custom-shape draw:style-name="gr104" draw:text-style-name="P36" xml:id="id101" draw:id="id101" draw:layer="layout" svg:width="3.1cm" svg:height="1.8cm" svg:x="19.9cm" svg:y="1.2cm">
          <text:p text:style-name="P3"><text:span text:style-name="T23">Predicted</text:span></text:p>
          <text:p text:style-name="P3"><text:span text:style-name="T23">Yiel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5" draw:text-style-name="P36" xml:id="id102" draw:id="id102" draw:layer="layout" svg:width="1.628cm" svg:height="1.2cm" svg:x="25.2cm" svg:y="1.5cm">
          <text:p text:style-name="P3"><text:span text:style-name="T23">Yield</text:span></text:p>
          <draw:enhanced-geometry svg:viewBox="0 0 21600 21600" draw:type="rectangle" draw:enhanced-path="M 0 0 L 21600 0 21600 21600 0 21600 0 0 Z N"/>
        </draw:custom-shape>
        <draw:connector draw:style-name="gr106" draw:text-style-name="P35" draw:layer="layout" draw:type="line" svg:x1="23cm" svg:y1="2.1cm" svg:x2="25.2cm" svg:y2="2.1cm" draw:start-shape="id101" draw:start-glue-point="7" draw:end-shape="id102" draw:end-glue-point="3" svg:d="M23000 2100h2200" svg:viewBox="0 0 2201 1">
          <text:p text:style-name="P3"><text:span text:style-name="T15">40.3</text:span></text:p>
        </draw:connector>
        <draw:connector draw:style-name="gr107" draw:text-style-name="P12" xml:id="id99" draw:id="id99" draw:layer="layout" draw:type="line" svg:x1="20.454cm" svg:y1="4.24cm" svg:x2="21.45cm" svg:y2="3cm" draw:end-shape="id101" draw:end-glue-point="6" svg:d="M20454 4240l996-1240" svg:viewBox="0 0 997 1241">
          <text:p/>
        </draw:connector>
        <draw:connector draw:style-name="gr108" draw:text-style-name="P35" draw:layer="layout" draw:type="line" svg:x1="19.428cm" svg:y1="6.9cm" svg:x2="21.912cm" svg:y2="7.673cm" draw:start-shape="id90" draw:start-glue-point="1" draw:end-shape="id103" draw:end-glue-point="2" svg:d="M19428 6900l2484 773" svg:viewBox="0 0 2485 774">
          <text:p text:style-name="P3"><text:span text:style-name="T15">6.0</text:span></text:p>
        </draw:connector>
        <draw:connector draw:style-name="gr75" draw:text-style-name="P35" draw:layer="layout" draw:type="line" svg:x1="25.536cm" svg:y1="13.3cm" svg:x2="24.744cm" svg:y2="5.8cm" draw:start-shape="id87" draw:start-glue-point="0" draw:end-shape="id100" draw:end-glue-point="2" svg:d="M25536 13300l-792-7500" svg:viewBox="0 0 793 7501">
          <text:p text:style-name="P3"><text:span text:style-name="T15">-2.1</text:span></text:p>
        </draw:connector>
        <draw:connector draw:style-name="gr109" draw:text-style-name="P38" draw:layer="layout" draw:type="line" svg:x1="17.428cm" svg:y1="12.718cm" svg:x2="21.912cm" svg:y2="7.673cm" draw:start-shape="id96" draw:start-glue-point="1" draw:end-shape="id103" draw:end-glue-point="2" svg:d="M17428 12718l4484-5045" svg:viewBox="0 0 4485 5046">
          <text:p text:style-name="P3"><text:span text:style-name="T25">1.5</text:span></text:p>
        </draw:connector>
        <draw:connector draw:style-name="gr110" draw:text-style-name="P28" xml:id="id103" draw:id="id103" draw:layer="layout" draw:type="line" svg:x1="21.912cm" svg:y1="7.673cm" svg:x2="24.744cm" svg:y2="5.8cm" draw:end-shape="id100" draw:end-glue-point="2" svg:d="M21912 7673l2832-1873" svg:viewBox="0 0 2833 1874">
          <text:p text:style-name="P3"><text:span text:style-name="T26">-1.9</text:span></text:p>
        </draw:connector>
        <draw:connector draw:style-name="gr109" draw:text-style-name="P28" draw:layer="layout" draw:type="line" svg:x1="21.059cm" svg:y1="18.995cm" svg:x2="19.168cm" svg:y2="15.434cm" draw:start-shape="id89" draw:start-glue-point="0" draw:end-shape="id104" draw:end-glue-point="2" svg:d="M21059 18995l-1891-3561" svg:viewBox="0 0 1892 3562">
          <text:p text:style-name="P3"><text:span text:style-name="T26">0.5</text:span></text:p>
        </draw:connector>
        <draw:connector draw:style-name="gr109" draw:text-style-name="P28" draw:layer="layout" draw:type="line" svg:x1="24.272cm" svg:y1="13.882cm" svg:x2="19.168cm" svg:y2="15.434cm" draw:start-shape="id87" draw:start-glue-point="3" draw:end-shape="id104" draw:end-glue-point="2" svg:d="M24272 13882l-5104 1552" svg:viewBox="0 0 5105 1553">
          <text:p text:style-name="P39">1.8</text:p>
        </draw:connector>
        <draw:connector draw:style-name="gr75" draw:text-style-name="P35" xml:id="id104" draw:id="id104" draw:layer="layout" draw:type="line" svg:x1="19.168cm" svg:y1="15.434cm" svg:x2="13.941cm" svg:y2="14.611cm" draw:end-shape="id95" draw:end-glue-point="1" svg:d="M19168 15434l-5227-823" svg:viewBox="0 0 5228 824">
          <text:p text:style-name="P3"><text:span text:style-name="T15">-2.2</text:span></text:p>
        </draw:connector>
        <draw:connector draw:style-name="gr109" draw:text-style-name="P28" draw:layer="layout" draw:type="line" svg:x1="5.325cm" svg:y1="16.776cm" svg:x2="11.413cm" svg:y2="14.611cm" draw:start-shape="id91" draw:start-glue-point="1" draw:end-shape="id95" draw:end-glue-point="3" svg:d="M5325 16776l6088-2165" svg:viewBox="0 0 6089 2166">
          <text:p text:style-name="P3"><text:span text:style-name="T26">1.7</text:span></text:p>
        </draw:connector>
        <draw:connector draw:style-name="gr75" draw:text-style-name="P35" draw:layer="layout" draw:type="line" svg:x1="21.059cm" svg:y1="18.995cm" svg:x2="16.164cm" svg:y2="13.3cm" draw:start-shape="id89" draw:start-glue-point="0" draw:end-shape="id96" draw:end-glue-point="2" svg:d="M21059 18995l-4895-5695" svg:viewBox="0 0 4896 5696">
          <text:p text:style-name="P3"><text:span text:style-name="T15">2.3</text:span></text:p>
        </draw:connector>
        <draw:connector draw:style-name="gr75" draw:text-style-name="P35" xml:id="id105" draw:id="id105" draw:layer="layout" draw:type="line" svg:x1="10.294cm" svg:y1="16.837cm" svg:x2="10.25cm" svg:y2="8.2cm" draw:end-shape="id88" draw:end-glue-point="8" svg:d="M10294 16837l-44-8637" svg:viewBox="0 0 45 8638">
          <text:p text:style-name="P3"><text:span text:style-name="T27">2.4</text:span></text:p>
        </draw:connector>
        <draw:connector draw:style-name="gr109" draw:text-style-name="P28" draw:layer="layout" draw:type="line" svg:x1="11.936cm" svg:y1="19.2cm" svg:x2="10.294cm" svg:y2="16.837cm" draw:start-shape="id94" draw:start-glue-point="0" draw:end-shape="id105" draw:end-glue-point="2" svg:d="M11936 19200l-1642-2363" svg:viewBox="0 0 1643 2364">
          <text:p text:style-name="P3"><text:span text:style-name="T26">-1.1</text:span></text:p>
        </draw:connector>
        <draw:connector draw:style-name="gr109" draw:text-style-name="P28" draw:layer="layout" draw:type="line" svg:x1="19.795cm" svg:y1="19.577cm" svg:x2="10.294cm" svg:y2="16.837cm" draw:start-shape="id89" draw:start-glue-point="3" draw:end-shape="id105" draw:end-glue-point="2" svg:d="M19795 19577l-9501-2740" svg:viewBox="0 0 9502 2741">
          <text:p text:style-name="P3"><text:span text:style-name="T26">-0.4</text:span></text:p>
        </draw:connector>
        <draw:connector draw:style-name="gr109" draw:text-style-name="P28" draw:layer="layout" draw:type="line" svg:x1="4.061cm" svg:y1="16.194cm" svg:x2="3.15cm" svg:y2="5.2cm" draw:start-shape="id91" draw:start-glue-point="0" draw:end-shape="id106" draw:end-glue-point="8" svg:d="M4061 16194l-911-10994" svg:viewBox="0 0 912 10995">
          <text:p text:style-name="P3"><text:span text:style-name="T26">-2.0</text:span></text:p>
        </draw:connector>
        <draw:connector draw:style-name="gr75" draw:text-style-name="P35" draw:layer="layout" draw:type="line" svg:x1="10.25cm" svg:y1="6.6cm" svg:x2="14.364cm" svg:y2="4.2cm" draw:start-shape="id88" draw:start-glue-point="4" draw:end-shape="id98" draw:end-glue-point="2" svg:d="M10250 6600l4114-2400" svg:viewBox="0 0 4115 2401">
          <text:p text:style-name="P3"><text:span text:style-name="T15">2.1</text:span></text:p>
        </draw:connector>
        <draw:connector draw:style-name="gr109" draw:text-style-name="P28" draw:layer="layout" draw:type="line" svg:x1="4.8cm" svg:y1="4.4cm" svg:x2="13.1cm" svg:y2="3.6cm" draw:start-shape="id106" draw:start-glue-point="10" draw:end-shape="id98" draw:end-glue-point="3" svg:d="M4800 4400l8300-800" svg:viewBox="0 0 8301 801">
          <text:p text:style-name="P3"><text:span text:style-name="T26">-1.8</text:span></text:p>
        </draw:connector>
        <draw:connector draw:style-name="gr1" draw:text-style-name="P12" xml:id="id107" draw:id="id107" draw:layer="layout" draw:type="line" svg:x1="12.677cm" svg:y1="14.011cm" svg:x2="12.677cm" svg:y2="14.011cm" draw:start-shape="id95" draw:start-glue-point="0" draw:end-shape="id95" draw:end-glue-point="0" svg:d="M12677 14011z" svg:viewBox="0 0 1 1">
          <text:p/>
        </draw:connector>
        <draw:custom-shape draw:style-name="gr111" draw:text-style-name="P41" xml:id="id96" draw:id="id96" draw:layer="layout" svg:width="2.528cm" svg:height="1.164cm" svg:x="14.9cm" svg:y="12.136cm">
          <text:p text:style-name="P40"><text:span text:style-name="T28">Plant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5" draw:layer="layout" draw:type="line" svg:x1="12.677cm" svg:y1="14.011cm" svg:x2="14.364cm" svg:y2="4.2cm" draw:start-shape="id107" draw:start-glue-point="0" draw:end-shape="id98" draw:end-glue-point="2" svg:d="M12677 14011l1687-9811" svg:viewBox="0 0 1688 9812">
          <text:p text:style-name="P3"><text:span text:style-name="T15">-2.4</text:span></text:p>
        </draw:connector>
        <draw:connector draw:style-name="gr75" draw:text-style-name="P35" draw:layer="layout" draw:type="line" svg:x1="16.164cm" svg:y1="12.136cm" svg:x2="14.364cm" svg:y2="4.2cm" draw:start-shape="id96" draw:start-glue-point="0" draw:end-shape="id98" draw:end-glue-point="2" svg:d="M16164 12136l-1800-7936" svg:viewBox="0 0 1801 7937">
          <text:p text:style-name="P3"><text:span text:style-name="T15">3.7</text:span></text:p>
        </draw:connector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custom-shape draw:style-name="gr95" draw:text-style-name="P36" xml:id="id108" draw:id="id108" draw:layer="layout" svg:width="2.528cm" svg:height="1.164cm" svg:x="2.821cm" svg:y="7.17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12" draw:text-style-name="P36" xml:id="id110" draw:id="id110" draw:layer="layout" svg:width="2.528cm" svg:height="1.163cm" svg:x="2.801cm" svg:y="8.5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12" draw:text-style-name="P36" xml:id="id111" draw:id="id111" draw:layer="layout" svg:width="2.528cm" svg:height="1.163cm" svg:x="2.801cm" svg:y="9.821cm">
          <text:p text:style-name="P3"><text:span text:style-name="T23">Bay Edge/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ustom-shape draw:style-name="gr95" draw:text-style-name="P36" xml:id="id112" draw:id="id112" draw:layer="layout" svg:width="2.528cm" svg:height="1.164cm" svg:x="2.821cm" svg:y="11.11cm">
          <text:p text:style-name="P3"><text:span text:style-name="T23">Female </text:span></text:p>
          <text:p text:style-name="P3"><text:span text:style-name="T23">Ba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49cm" svg:y1="7.752cm" svg:x2="8.851cm" svg:y2="5.974cm" draw:start-shape="id108" draw:start-glue-point="1" draw:end-shape="id109" draw:end-glue-point="8" svg:d="M5349 7752l3502-1778" svg:viewBox="0 0 3503 1779">
          <text:p/>
        </draw:connector>
        <draw:connector draw:style-name="gr1" draw:text-style-name="P12" draw:layer="layout" draw:type="line" svg:x1="5.329cm" svg:y1="9.095cm" svg:x2="8.851cm" svg:y2="5.974cm" draw:start-shape="id110" draw:start-glue-point="1" draw:end-shape="id109" draw:end-glue-point="8" svg:d="M5329 9095l3522-3121" svg:viewBox="0 0 3523 3122">
          <text:p/>
        </draw:connector>
        <draw:connector draw:style-name="gr1" draw:text-style-name="P12" draw:layer="layout" draw:type="line" svg:x1="5.329cm" svg:y1="10.402cm" svg:x2="8.851cm" svg:y2="5.974cm" draw:start-shape="id111" draw:start-glue-point="1" draw:end-shape="id109" draw:end-glue-point="8" svg:d="M5329 10402l3522-4428" svg:viewBox="0 0 3523 4429">
          <text:p/>
        </draw:connector>
        <draw:connector draw:style-name="gr1" draw:text-style-name="P12" draw:layer="layout" draw:type="line" svg:x1="5.349cm" svg:y1="11.692cm" svg:x2="8.851cm" svg:y2="5.974cm" draw:start-shape="id112" draw:start-glue-point="1" draw:end-shape="id109" draw:end-glue-point="8" svg:d="M5349 11692l3502-5718" svg:viewBox="0 0 3503 5719">
          <text:p/>
        </draw:connector>
        <draw:custom-shape draw:style-name="gr95" draw:text-style-name="P36" xml:id="id113" draw:id="id113" draw:layer="layout" svg:width="2.528cm" svg:height="1.164cm" svg:x="2.801cm" svg:y="12.41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29cm" svg:y1="12.992cm" svg:x2="8.851cm" svg:y2="5.974cm" draw:start-shape="id113" draw:start-glue-point="1" draw:end-shape="id109" draw:end-glue-point="8" svg:d="M5329 12992l3522-7018" svg:viewBox="0 0 3523 7019">
          <text:p/>
        </draw:connector>
        <draw:connector draw:style-name="gr1" draw:text-style-name="P12" draw:layer="layout" draw:type="line" svg:x1="5.349cm" svg:y1="7.752cm" svg:x2="8.951cm" svg:y2="14.674cm" draw:start-shape="id108" draw:start-glue-point="1" draw:end-shape="id114" draw:end-glue-point="4" svg:d="M5349 7752l3602 6922" svg:viewBox="0 0 3603 6923">
          <text:p/>
        </draw:connector>
        <draw:connector draw:style-name="gr1" draw:text-style-name="P12" draw:layer="layout" draw:type="line" svg:x1="5.329cm" svg:y1="9.095cm" svg:x2="8.951cm" svg:y2="14.674cm" draw:start-shape="id110" draw:start-glue-point="1" draw:end-shape="id114" draw:end-glue-point="4" svg:d="M5329 9095l3622 5579" svg:viewBox="0 0 3623 5580">
          <text:p/>
        </draw:connector>
        <draw:connector draw:style-name="gr1" draw:text-style-name="P12" draw:layer="layout" draw:type="line" svg:x1="5.329cm" svg:y1="10.402cm" svg:x2="8.951cm" svg:y2="14.674cm" draw:start-shape="id111" draw:start-glue-point="1" draw:end-shape="id114" draw:end-glue-point="4" svg:d="M5329 10402l3622 4272" svg:viewBox="0 0 3623 4273">
          <text:p/>
        </draw:connector>
        <draw:connector draw:style-name="gr1" draw:text-style-name="P12" draw:layer="layout" draw:type="line" svg:x1="5.349cm" svg:y1="11.692cm" svg:x2="8.951cm" svg:y2="14.674cm" draw:start-shape="id112" draw:start-glue-point="1" draw:end-shape="id114" draw:end-glue-point="4" svg:d="M5349 11692l3602 2982" svg:viewBox="0 0 3603 2983">
          <text:p/>
        </draw:connector>
        <draw:connector draw:style-name="gr1" draw:text-style-name="P12" draw:layer="layout" draw:type="line" svg:x1="5.329cm" svg:y1="12.992cm" svg:x2="8.951cm" svg:y2="14.674cm" draw:start-shape="id113" draw:start-glue-point="1" draw:end-shape="id114" draw:end-glue-point="4" svg:d="M5329 12992l3622 1682" svg:viewBox="0 0 3623 1683">
          <text:p/>
        </draw:connector>
        <draw:custom-shape draw:style-name="gr96" draw:text-style-name="P37" xml:id="id109" draw:id="id109" draw:layer="layout" svg:width="3.3cm" svg:height="1.6cm" svg:x="7.201cm" svg:y="4.374cm">
          <text:p text:style-name="P3"><text:span text:style-name="T24">Honey bee</text:span></text:p>
          <text:p text:style-name="P3"><text:span text:style-name="T24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7" xml:id="id114" draw:id="id114" draw:layer="layout" svg:width="3.3cm" svg:height="1.6cm" svg:x="7.301cm" svg:y="14.674cm">
          <text:p text:style-name="P3"><text:span text:style-name="T24">Leafcutter</text:span></text:p>
          <text:p text:style-name="P3"><text:span text:style-name="T24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6" xml:id="id116" draw:id="id116" draw:layer="layout" svg:width="2.528cm" svg:height="1.164cm" svg:x="7.573cm" svg:y="1.974cm">
          <text:p text:style-name="P3"><text:span text:style-name="T23">Observed</text:span></text:p>
          <text:p text:style-name="P3"><text:span text:style-name="T23">Hbee visits</text:span></text:p>
          <draw:enhanced-geometry svg:viewBox="0 0 21600 21600" draw:type="rectangle" draw:enhanced-path="M 0 0 L 21600 0 21600 21600 0 21600 0 0 Z N"/>
        </draw:custom-shape>
        <draw:custom-shape draw:style-name="gr95" draw:text-style-name="P36" xml:id="id115" draw:id="id115" draw:layer="layout" svg:width="2.528cm" svg:height="1.164cm" svg:x="7.673cm" svg:y="17.574cm">
          <text:p text:style-name="P3"><text:span text:style-name="T23">Observed</text:span></text:p>
          <text:p text:style-name="P3"><text:span text:style-name="T23">Lbee 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8.951cm" svg:y1="16.274cm" svg:x2="8.937cm" svg:y2="17.574cm" draw:start-shape="id114" draw:end-shape="id115" draw:end-glue-point="0" svg:d="M8951 16274l-14 1300" svg:viewBox="0 0 15 1301">
          <text:p/>
        </draw:connector>
        <draw:connector draw:style-name="gr1" draw:text-style-name="P12" draw:layer="layout" draw:type="line" svg:x1="8.851cm" svg:y1="4.374cm" svg:x2="8.837cm" svg:y2="3.138cm" draw:start-shape="id109" draw:start-glue-point="4" draw:end-shape="id116" draw:end-glue-point="2" svg:d="M8851 4374l-14-1236" svg:viewBox="0 0 15 1237">
          <text:p/>
        </draw:connector>
        <draw:custom-shape draw:style-name="gr96" draw:text-style-name="P37" xml:id="id117" draw:id="id117" draw:layer="layout" svg:width="3.3cm" svg:height="1.6cm" svg:x="11.401cm" svg:y="9.574cm">
          <text:p text:style-name="P3"><text:span text:style-name="T24">Pollination</text:span></text:p>
          <text:p text:style-name="P3"><text:span text:style-name="T24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0.018cm" svg:y1="5.74cm" svg:x2="11.884cm" svg:y2="9.808cm" draw:start-shape="id109" draw:start-glue-point="9" draw:end-shape="id117" draw:end-glue-point="5" svg:d="M10018 5740l1866 4068" svg:viewBox="0 0 1867 4069">
          <text:p/>
        </draw:connector>
        <draw:connector draw:style-name="gr1" draw:text-style-name="P12" draw:layer="layout" draw:type="line" svg:x1="10.118cm" svg:y1="14.908cm" svg:x2="11.884cm" svg:y2="10.94cm" draw:start-shape="id114" draw:start-glue-point="11" draw:end-shape="id117" draw:end-glue-point="7" svg:d="M10118 14908l1766-3968" svg:viewBox="0 0 1767 3969">
          <text:p/>
        </draw:connector>
        <draw:custom-shape draw:style-name="gr113" draw:text-style-name="P36" xml:id="id118" draw:id="id118" draw:layer="layout" svg:width="3.028cm" svg:height="1.764cm" svg:x="11.501cm" svg:y="4.81cm">
          <text:p text:style-name="P3"><text:span text:style-name="T23">Observed</text:span></text:p>
          <text:p text:style-name="P3"><text:span text:style-name="T23">Pollen </text:span></text:p>
          <text:p text:style-name="P3"><text:span text:style-name="T23">(Flower-level)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051cm" svg:y1="9.574cm" svg:x2="13.015cm" svg:y2="6.574cm" draw:start-shape="id117" draw:start-glue-point="4" draw:end-shape="id118" draw:end-glue-point="2" svg:d="M13051 9574l-36-3000" svg:viewBox="0 0 37 3001">
          <text:p/>
        </draw:connector>
        <draw:custom-shape draw:style-name="gr96" draw:text-style-name="P37" xml:id="id119" draw:id="id119" draw:layer="layout" svg:width="3.3cm" svg:height="1.6cm" svg:x="16.001cm" svg:y="3.974cm">
          <text:p text:style-name="P3"><text:span text:style-name="T24">Seed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7" xml:id="id120" draw:id="id120" draw:layer="layout" svg:width="3.3cm" svg:height="1.6cm" svg:x="16.001cm" svg:y="7.974cm">
          <text:p text:style-name="P3"><text:span text:style-name="T24">Seed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7" xml:id="id121" draw:id="id121" draw:layer="layout" svg:width="3.3cm" svg:height="1.6cm" svg:x="16.001cm" svg:y="11.374cm">
          <text:p text:style-name="P3"><text:span text:style-name="T24">Flower </text:span></text:p>
          <text:p text:style-name="P3"><text:span text:style-name="T24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6" xml:id="id123" draw:id="id123" draw:layer="layout" svg:width="2.528cm" svg:height="1.164cm" svg:x="21.501cm" svg:y="17.51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4" draw:text-style-name="P36" xml:id="id122" draw:id="id122" draw:layer="layout" svg:width="2.528cm" svg:height="1.4cm" svg:x="16.301cm" svg:y="17.374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115" draw:text-style-name="P36" xml:id="id124" draw:id="id124" draw:layer="layout" svg:width="2.7cm" svg:height="1.8cm" svg:x="21.401cm" svg:y="3.874cm">
          <text:p text:style-name="P3"><text:span text:style-name="T23">Observed </text:span></text:p>
          <text:p text:style-name="P3"><text:span text:style-name="T23">Seed Count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15" draw:text-style-name="P36" xml:id="id125" draw:id="id125" draw:layer="layout" svg:width="2.7cm" svg:height="1.8cm" svg:x="21.401cm" svg:y="7.874cm">
          <text:p text:style-name="P3"><text:span text:style-name="T23">Observed </text:span></text:p>
          <text:p text:style-name="P3"><text:span text:style-name="T23">Seed Size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16" draw:text-style-name="P36" xml:id="id126" draw:id="id126" draw:layer="layout" svg:width="2.7cm" svg:height="2.4cm" svg:x="21.401cm" svg:y="10.974cm">
          <text:p text:style-name="P3"><text:span text:style-name="T23">Observed </text:span></text:p>
          <text:p text:style-name="P3"><text:span text:style-name="T23">Flower</text:span></text:p>
          <text:p text:style-name="P3"><text:span text:style-name="T23">Succes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4.218cm" svg:y1="9.808cm" svg:x2="16.484cm" svg:y2="5.34cm" draw:start-shape="id117" draw:start-glue-point="11" draw:end-shape="id119" draw:end-glue-point="7" svg:d="M14218 9808l2266-4468" svg:viewBox="0 0 2267 4469">
          <text:p/>
        </draw:connector>
        <draw:connector draw:style-name="gr1" draw:text-style-name="P12" draw:layer="layout" draw:type="line" svg:x1="14.701cm" svg:y1="10.374cm" svg:x2="16.001cm" svg:y2="8.774cm" draw:start-shape="id117" draw:start-glue-point="10" draw:end-shape="id120" draw:end-glue-point="6" svg:d="M14701 10374l1300-1600" svg:viewBox="0 0 1301 1601">
          <text:p/>
        </draw:connector>
        <draw:connector draw:style-name="gr1" draw:text-style-name="P12" draw:layer="layout" draw:type="line" svg:x1="14.218cm" svg:y1="10.94cm" svg:x2="16.484cm" svg:y2="11.608cm" draw:start-shape="id117" draw:start-glue-point="9" draw:end-shape="id121" draw:end-glue-point="5" svg:d="M14218 10940l2266 668" svg:viewBox="0 0 2267 669">
          <text:p/>
        </draw:connector>
        <draw:connector draw:style-name="gr1" draw:text-style-name="P12" draw:layer="layout" draw:type="line" svg:x1="18.829cm" svg:y1="18.074cm" svg:x2="21.501cm" svg:y2="18.092cm" draw:start-shape="id122" draw:start-glue-point="1" draw:end-shape="id123" svg:d="M18829 18074l2672 18" svg:viewBox="0 0 2673 19">
          <text:p/>
        </draw:connector>
        <draw:connector draw:style-name="gr1" draw:text-style-name="P12" draw:layer="layout" draw:type="line" svg:x1="19.301cm" svg:y1="4.774cm" svg:x2="21.401cm" svg:y2="4.774cm" draw:start-shape="id119" draw:start-glue-point="10" draw:end-shape="id124" svg:d="M19301 4774h2100" svg:viewBox="0 0 2101 1">
          <text:p/>
        </draw:connector>
        <draw:connector draw:style-name="gr1" draw:text-style-name="P12" draw:layer="layout" draw:type="line" svg:x1="19.301cm" svg:y1="8.774cm" svg:x2="21.401cm" svg:y2="8.774cm" draw:start-shape="id120" draw:start-glue-point="10" draw:end-shape="id125" draw:end-glue-point="3" svg:d="M19301 8774h2100" svg:viewBox="0 0 2101 1">
          <text:p/>
        </draw:connector>
        <draw:connector draw:style-name="gr1" draw:text-style-name="P12" draw:layer="layout" draw:type="line" svg:x1="19.301cm" svg:y1="12.174cm" svg:x2="21.401cm" svg:y2="12.174cm" draw:start-shape="id121" draw:start-glue-point="10" draw:end-shape="id126" svg:d="M19301 12174h2100" svg:viewBox="0 0 2101 1">
          <text:p/>
        </draw:connector>
        <draw:connector draw:style-name="gr1" draw:text-style-name="P12" draw:layer="layout" draw:type="line" svg:x1="22.751cm" svg:y1="5.674cm" svg:x2="22.751cm" svg:y2="7.874cm" draw:start-shape="id124" draw:start-glue-point="2" draw:end-shape="id125" draw:end-glue-point="0" svg:d="M22751 5674v2200" svg:viewBox="0 0 1 2201">
          <text:p/>
        </draw:connector>
        <draw:custom-shape draw:style-name="gr98" draw:text-style-name="P12" draw:layer="layout" svg:width="18.2cm" svg:height="17.9cm" svg:x="2.4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2" draw:layer="layout" svg:x1="24.029cm" svg:y1="18.092cm" svg:x2="24.101cm" svg:y2="4.774cm" draw:start-shape="id123" draw:start-glue-point="1" draw:end-shape="id124" draw:end-glue-point="1" svg:d="M24029 18092h586v-13318h-514" svg:viewBox="0 0 587 13319">
          <text:p/>
        </draw:connector>
        <draw:connector draw:style-name="gr1" draw:text-style-name="P12" draw:layer="layout" svg:x1="24.029cm" svg:y1="18.092cm" svg:x2="24.101cm" svg:y2="8.774cm" draw:start-shape="id123" draw:start-glue-point="1" draw:end-shape="id125" svg:d="M24029 18092h586v-9318h-514" svg:viewBox="0 0 587 9319">
          <text:p/>
        </draw:connector>
        <draw:connector draw:style-name="gr1" draw:text-style-name="P12" draw:layer="layout" svg:x1="22.765cm" svg:y1="17.51cm" svg:x2="22.751cm" svg:y2="13.374cm" draw:start-shape="id123" draw:start-glue-point="0" draw:end-shape="id126" draw:end-glue-point="2" svg:d="M22765 17510v-2068h-14v-2068" svg:viewBox="0 0 15 4137">
          <text:p/>
        </draw:connector>
        <draw:custom-shape draw:style-name="gr117" draw:text-style-name="P12" draw:layer="layout" svg:width="4.6cm" svg:height="17.9cm" svg:x="20.6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3.001cm" svg:y="19.436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669cm" svg:y="19.374cm">
          <draw:text-box>
            <text:p><text:span text:style-name="T17">Plant Level</text:span></text:p>
          </draw:text-box>
        </draw:frame>
        <draw:frame draw:style-name="gr118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1" draw:text-style-name="P12" draw:layer="layout" draw:type="line" svg:x1="5.349cm" svg:y1="7.752cm" svg:x2="16.301cm" svg:y2="18.074cm" draw:start-shape="id108" draw:start-glue-point="1" draw:end-shape="id122" svg:d="M5349 7752l10952 10322" svg:viewBox="0 0 10953 10323">
          <text:p/>
        </draw:connector>
        <draw:custom-shape draw:style-name="gr119" draw:text-style-name="P36" xml:id="id127" draw:id="id127" draw:layer="layout" svg:width="2.8cm" svg:height="1.764cm" svg:x="16.1cm" svg:y="14.236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22.765cm" svg:y1="17.51cm" svg:x2="18.9cm" svg:y2="15.118cm" draw:start-shape="id123" draw:start-glue-point="0" draw:end-shape="id127" svg:d="M22765 17510l-3865-2392" svg:viewBox="0 0 3866 2393">
          <text:p/>
        </draw:connector>
        <draw:connector draw:style-name="gr1" draw:text-style-name="P12" draw:layer="layout" draw:type="curve" svg:x1="16.1cm" svg:y1="15.118cm" svg:x2="8.851cm" svg:y2="5.974cm" draw:start-shape="id127" draw:start-glue-point="3" draw:end-shape="id109" draw:end-glue-point="8" svg:d="M16100 15118c-4833 0-7249-3048-7249-9144" svg:viewBox="0 0 7250 9145">
          <text:p/>
        </draw:connector>
        <draw:connector draw:style-name="gr1" draw:text-style-name="P12" draw:layer="layout" draw:type="line" svg:x1="16.1cm" svg:y1="15.118cm" svg:x2="10.601cm" svg:y2="15.474cm" draw:start-shape="id127" draw:start-glue-point="3" draw:end-shape="id114" draw:end-glue-point="10" svg:d="M16100 15118l-5499 356" svg:viewBox="0 0 5500 357">
          <text:p/>
        </draw:connector>
        <presentation:notes draw:style-name="dp2">
          <draw:page-thumbnail draw:style-name="gr39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8-11-14T18:03:27.773000000</dc:date>
    <dc:creator>Samuel Robinson</dc:creator>
    <meta:editing-duration>P2DT1H6M19S</meta:editing-duration>
    <meta:editing-cycles>47</meta:editing-cycles>
    <meta:generator>LibreOffice/6.1.1.2$Windows_X86_64 LibreOffice_project/5d19a1bfa650b796764388cd8b33a5af1f5baa1b</meta:generator>
    <meta:document-statistic meta:object-count="436"/>
  </office:meta>
</office:document-meta>
</file>